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$Tables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$Tables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$Tables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$Tables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$Tables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$Tables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$Tables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$Tables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$Fluoro.$Y$123]=&quot;&quot;;NA();[$Fluoro.$Y$121:$Fluoro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$Fluoro.$Y$155]=&quot;&quot;;NA();[$Fluoro.$Y$153:$Fluoro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 style:data-style-name="N2" text:time-value="14:43:23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3-06T14:44:37.278000000</dc:date>
    <meta:editing-duration>P2DT4H30S</meta:editing-duration>
    <meta:editing-cycles>396</meta:editing-cycles>
    <meta:generator>LibreOffice/6.0.1.1$Windows_X86_64 LibreOffice_project/60bfb1526849283ce2491346ed2aa51c465abfe6</meta:generator>
    <dc:creator>Eugene Mah</dc:creator>
    <meta:document-statistic meta:table-count="5" meta:cell-count="67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07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6.905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6.905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